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8pt" officeooo:rsid="0004fc86" officeooo:paragraph-rsid="0004fc86"/>
    </style:style>
    <style:style style:name="P2" style:family="paragraph" style:parent-style-name="Standard">
      <style:text-properties style:font-name="Khmer OS" fo:font-size="18pt" officeooo:rsid="0004fc86" officeooo:paragraph-rsid="0004fc86"/>
    </style:style>
    <style:style style:name="P3" style:family="paragraph" style:parent-style-name="Standard">
      <style:text-properties fo:color="#ffffff" style:font-name="Khmer OS" fo:font-size="18pt" officeooo:rsid="000867b7" officeooo:paragraph-rsid="000867b7" fo:background-color="#18a303"/>
    </style:style>
    <style:style style:name="P4" style:family="paragraph" style:parent-style-name="Standard">
      <style:text-properties officeooo:paragraph-rsid="0004fc86"/>
    </style:style>
    <style:style style:name="T1" style:family="text">
      <style:text-properties style:font-name="Khmer OS" fo:font-size="18pt" officeooo:rsid="0004fc86"/>
    </style:style>
    <style:style style:name="T2" style:family="text">
      <style:text-properties style:font-name="Khmer OS" fo:font-size="18pt" officeooo:rsid="000aad6b"/>
    </style:style>
    <style:style style:name="T3" style:family="text">
      <style:text-properties officeooo:rsid="0006c94c"/>
    </style:style>
    <style:style style:name="T4" style:family="text">
      <style:text-properties officeooo:rsid="000a2bf2"/>
    </style:style>
    <style:style style:name="T5" style:family="text">
      <style:text-properties fo:color="#fc5c00"/>
    </style:style>
    <style:style style:name="T6" style:family="text">
      <style:text-properties officeooo:rsid="000aad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: 10/Feb/21</text:p>
      <text:p text:style-name="P1"/>
      <text:p text:style-name="P1">Name: Corn Daveat</text:p>
      <text:p text:style-name="P1">Class M3</text:p>
      <text:p text:style-name="P1"/>
      <text:p text:style-name="P1">3.1 Are the underlined verbs OK?</text:p>
      <text:p text:style-name="P1">1. Ok</text:p>
      <text:p text:style-name="P1">2. do you do</text:p>
      <text:p text:style-name="P1">3. is trying</text:p>
      <text:p text:style-name="P1">4. <text:span text:style-name="T3">phones</text:span></text:p>
      <text:p text:style-name="P1">5. Ok</text:p>
      <text:p text:style-name="P1">6. <text:span text:style-name="T4">are</text:span><text:span text:style-name="T3"> they talking</text:span></text:p>
      <text:p text:style-name="P1">7. <text:span text:style-name="T3">OK</text:span></text:p>
      <text:p text:style-name="P1">8. OK</text:p>
      <text:p text:style-name="P1">9. is getting late.</text:p>
      <text:p text:style-name="P1">10. am coming.</text:p>
      <text:p text:style-name="P1">11. He always starts</text:p>
      <text:p text:style-name="P1">12. <text:span text:style-name="T5">They always argue</text:span> <text:span text:style-name="T4">=&gt; Ok</text:span></text:p>
      <text:p text:style-name="P1"/>
      <text:p text:style-name="P1">3.2</text:p>
      <text:p text:style-name="P1"><text:soft-page-break/>1 a. usually get</text:p>
      <text:p text:style-name="P1"><text:s text:c="3"/>b. I’m getting</text:p>
      <text:p text:style-name="P1">2. a. Are you listening?</text:p>
      <text:p text:style-name="P1"><text:s text:c="4"/>b. Do you listen?</text:p>
      <text:p text:style-name="P1">3. a. The River Nile flow<text:span text:style-name="T4">s</text:span>.</text:p>
      <text:p text:style-name="P4"><text:span text:style-name="T1"><text:s text:c="4"/>b. The river </text:span><text:span text:style-name="T2">is</text:span><text:span text:style-name="T1"> flowing very fast today.</text:span></text:p>
      <text:p text:style-name="P1">4. a. <text:span text:style-name="T5">I am not doing</text:span>. <text:span text:style-name="T6">=&gt; Don’t do</text:span></text:p>
      <text:p text:style-name="P1"><text:s text:c="4"/>b. do you usually do.</text:p>
      <text:p text:style-name="P1">5. a. is staying.</text:p>
      <text:p text:style-name="P1"><text:s text:c="4"/>b. She always stay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10T10:36:41.271463672</dc:date>
    <meta:editing-duration>PT12M6S</meta:editing-duration>
    <meta:editing-cycles>6</meta:editing-cycles>
    <meta:document-statistic meta:table-count="0" meta:image-count="0" meta:object-count="0" meta:page-count="2" meta:paragraph-count="27" meta:word-count="104" meta:character-count="475" meta:non-whitespace-character-count="379"/>
  </office:meta>
</office:document-meta>
</file>